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80b2" officeooo:paragraph-rsid="001680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rit moi un code en python qui devise cette recete par le nombre de personne qui seront persent : </text:p>
      <text:p text:style-name="P1">recette de gâteau pour 4 personnes avec les proportions suivantes : • 200 g de farine • 150 g de sucre • 100 ml de lait • 100 g de beurre • 2 œufs </text:p>
      <text:p text:style-name="P1"/>
      <text:p text:style-name="P1">rep : </text:p>
      <text:p text:style-name="P1">import math</text:p>
      <text:p text:style-name="P1"/>
      <text:p text:style-name="P1"># Quantités pour 4 personnes</text:p>
      <text:p text:style-name="P1">farine_pour_4 = 200 <text:s/># en grammes</text:p>
      <text:p text:style-name="P1">sucre_pour_4 = 150 <text:s text:c="2"/># en grammes</text:p>
      <text:p text:style-name="P1">lait_pour_4 = 100 <text:s text:c="3"/># en millilitres</text:p>
      <text:p text:style-name="P1">beurre_pour_4 = 100 <text:s/># en grammes</text:p>
      <text:p text:style-name="P1">oeufs_pour_4 = 2 <text:s text:c="4"/># en nombre d'œufs</text:p>
      <text:p text:style-name="P1"/>
      <text:p text:style-name="P1"># Demander à l'utilisateur pour combien de personnes il souhaite préparer le gâteau</text:p>
      <text:p text:style-name="P1">nb_personnes = int(input("Pour combien de personnes voulez-vous préparer le gâteau ? "))</text:p>
      <text:p text:style-name="P1"/>
      <text:p text:style-name="P1"># Calcul des nouvelles quantités</text:p>
      <text:p text:style-name="P1">proportion = nb_personnes / 4</text:p>
      <text:p text:style-name="P1"/>
      <text:p text:style-name="P1">farine = farine_pour_4 * proportion</text:p>
      <text:p text:style-name="P1">sucre = sucre_pour_4 * proportion</text:p>
      <text:p text:style-name="P1">lait = lait_pour_4 * proportion</text:p>
      <text:p text:style-name="P1">beurre = beurre_pour_4 * proportion</text:p>
      <text:p text:style-name="P1">oeufs = math.ceil(oeufs_pour_4 * proportion) <text:s/># Arrondir au supérieur pour les œufs</text:p>
      <text:p text:style-name="P1"/>
      <text:p text:style-name="P1"># Affichage des quantités adaptées</text:p>
      <text:p text:style-name="P1">print(f"Pour {nb_personnes} personnes, il vous faut :")</text:p>
      <text:p text:style-name="P1">print(f"{farine:.2f} g de farine")</text:p>
      <text:p text:style-name="P1">print(f"{sucre:.2f} g de sucre")</text:p>
      <text:p text:style-name="P1">print(f"{lait:.2f} ml de lait")</text:p>
      <text:p text:style-name="P1">print(f"{beurre:.2f} g de beurre")</text:p>
      <text:p text:style-name="P1">print(f"{oeufs} œufs (arrondi au supérieur)")</text:p>
      <text:p text:style-name="P1"/>
      <text:p text:style-name="P1"/>
      <text:p text:style-name="P1">Écrivez un programme qui demande à l'utilisateur son âge et affiche une catégorie en fonction de cet âge : • Moins de 12 ans : "Enfant" • Entre 12 et 17 ans : "Adolescent" • Entre 18 et 64 ans : "Adulte" • 65 ans et plus : "Senior" </text:p>
      <text:p text:style-name="P1"><text:s/>rep :</text:p>
      <text:p text:style-name="P1"><text:s/># Demander l'âge de l'utilisateur</text:p>
      <text:p text:style-name="P1">age = int(input("Entrez votre âge : "))</text:p>
      <text:p text:style-name="P1"/>
      <text:p text:style-name="P1"># Vérifier la catégorie d'âge</text:p>
      <text:p text:style-name="P1">if age &lt; 12:</text:p>
      <text:p text:style-name="P1"><text:s text:c="4"/>print("Catégorie : Enfant")</text:p>
      <text:p text:style-name="P1">elif 12 &lt;= age &lt;= 17:</text:p>
      <text:p text:style-name="P1"><text:s text:c="4"/>print("Catégorie : Adolescent")</text:p>
      <text:p text:style-name="P1">elif 18 &lt;= age &lt;= 64:</text:p>
      <text:p text:style-name="P1"><text:s text:c="4"/>print("Catégorie : Adulte")</text:p>
      <text:p text:style-name="P1">else:</text:p>
      <text:p text:style-name="P1"><text:s text:c="4"/>print("Catégorie : Senior"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7:14:19.992000000</meta:creation-date>
    <dc:date>2024-10-08T22:37:55.930000000</dc:date>
    <meta:editing-duration>PT5H23M36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39" meta:word-count="290" meta:character-count="1707" meta:non-whitespace-character-count="1422"/>
  </office:meta>
</office:document-meta>
</file>